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2060" fo:font-size="14pt" fo:font-weight="bold" style:font-size-asian="14pt" style:font-weight-asian="bold"/>
    </style:style>
    <style:style style:name="P4" style:family="paragraph" style:parent-style-name="Standard">
      <style:text-properties fo:font-size="5pt" style:font-size-asian="5pt" style:font-size-complex="5pt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officeooo:rsid="00039c29" officeooo:paragraph-rsid="00039c29" style:font-size-asian="16pt" style:font-weight-asian="bold"/>
    </style:style>
    <style:style style:name="P7" style:family="paragraph" style:parent-style-name="Standard">
      <style:text-properties officeooo:rsid="0008f880" officeooo:paragraph-rsid="0008f880"/>
    </style:style>
    <style:style style:name="P8" style:family="paragraph" style:parent-style-name="Standard">
      <style:text-properties officeooo:rsid="000a4eff" officeooo:paragraph-rsid="000a4eff"/>
    </style:style>
    <style:style style:name="P9" style:family="paragraph" style:parent-style-name="Standard">
      <style:paragraph-properties fo:margin-left="0.63cm" fo:margin-right="0cm" fo:line-height="100%" fo:text-indent="-0.63cm" style:auto-text-indent="false" fo:break-before="page"/>
    </style:style>
    <style:style style:name="P10" style:family="paragraph" style:parent-style-name="Heading_20_2" style:list-style-name="WWNum2">
      <style:text-properties fo:color="#262626" style:text-underline-style="solid" style:text-underline-width="auto" style:text-underline-color="font-color"/>
    </style:style>
    <style:style style:name="P11" style:family="paragraph" style:parent-style-name="Heading_20_2" style:list-style-name="WWNum2">
      <style:paragraph-properties fo:margin-left="0.63cm" fo:margin-right="0cm" fo:line-height="100%" fo:text-indent="-0.63cm" style:auto-text-indent="false"/>
    </style:style>
    <style:style style:name="P12" style:family="paragraph" style:parent-style-name="Heading_20_2" style:list-style-name="">
      <style:paragraph-properties fo:margin-left="0.63cm" fo:margin-right="0cm" fo:line-height="100%" fo:text-indent="-0.63cm" style:auto-text-indent="false"/>
    </style:style>
    <style:style style:name="P13" style:family="paragraph" style:parent-style-name="Heading_20_2" style:list-style-name="WWNum2">
      <style:paragraph-properties fo:margin-left="0.63cm" fo:margin-right="0cm" fo:line-height="100%" fo:text-indent="-0.63cm" style:auto-text-indent="false"/>
      <style:text-properties fo:color="#262626" style:text-underline-style="solid" style:text-underline-width="auto" style:text-underline-color="font-color"/>
    </style:style>
    <style:style style:name="P14" style:family="paragraph" style:parent-style-name="List_20_Paragraph" style:list-style-name="WWNum2">
      <style:text-properties text:display="none"/>
    </style:style>
    <style:style style:name="P15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</style:style>
    <style:style style:name="P16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paragraph-rsid="000df027"/>
    </style:style>
    <style:style style:name="P17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paragraph-rsid="00152dd6"/>
    </style:style>
    <style:style style:name="P18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paragraph-rsid="001a4364"/>
    </style:style>
    <style:style style:name="P19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5b414" officeooo:paragraph-rsid="0005b414"/>
    </style:style>
    <style:style style:name="P20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5f339" officeooo:paragraph-rsid="0005f339"/>
    </style:style>
    <style:style style:name="P21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74e98" officeooo:paragraph-rsid="00074e98"/>
    </style:style>
    <style:style style:name="P22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a5ba2" officeooo:paragraph-rsid="000a5ba2"/>
    </style:style>
    <style:style style:name="P23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b00fe" officeooo:paragraph-rsid="000b00fe"/>
    </style:style>
    <style:style style:name="P24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0b7688" officeooo:paragraph-rsid="000b7688"/>
    </style:style>
    <style:style style:name="P25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2f67a" officeooo:paragraph-rsid="0012f67a"/>
    </style:style>
    <style:style style:name="P26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893cf" officeooo:paragraph-rsid="001893cf"/>
    </style:style>
    <style:style style:name="P27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a4364" officeooo:paragraph-rsid="001a4364"/>
    </style:style>
    <style:style style:name="P28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a4712" officeooo:paragraph-rsid="001a4712"/>
    </style:style>
    <style:style style:name="P29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bb957" officeooo:paragraph-rsid="001bb957"/>
    </style:style>
    <style:style style:name="P30" style:family="paragraph" style:parent-style-name="List_20_Paragraph" style:list-style-name="WWNum1">
      <style:paragraph-properties fo:margin-left="1.259cm" fo:margin-right="0cm" fo:margin-top="0.212cm" fo:margin-bottom="0.353cm" loext:contextual-spacing="false" fo:line-height="110%" fo:text-indent="-0.63cm" style:auto-text-indent="false"/>
      <style:text-properties officeooo:rsid="001ce646" officeooo:paragraph-rsid="001ce646"/>
    </style:style>
    <style:style style:name="P31" style:family="paragraph" style:parent-style-name="List_20_Paragraph">
      <style:paragraph-properties fo:margin-left="0cm" fo:margin-right="0cm" fo:margin-top="0.212cm" fo:margin-bottom="0.353cm" loext:contextual-spacing="false" fo:line-height="110%" fo:text-indent="0cm" style:auto-text-indent="false"/>
      <style:text-properties officeooo:paragraph-rsid="000df027"/>
    </style:style>
    <style:style style:name="P32" style:family="paragraph" style:parent-style-name="No_20_Spacing">
      <style:paragraph-properties fo:margin-top="0.353cm" fo:margin-bottom="0.176cm" loext:contextual-spacing="false"/>
      <style:text-properties fo:color="#002060" fo:font-size="14pt" fo:font-weight="bold" style:font-size-asian="14pt" style:font-weight-asian="bold"/>
    </style:style>
    <style:style style:name="T1" style:family="text">
      <style:text-properties fo:color="#262626" style:text-underline-style="solid" style:text-underline-width="auto" style:text-underline-color="font-color"/>
    </style:style>
    <style:style style:name="T2" style:family="text">
      <style:text-properties officeooo:rsid="0005b414"/>
    </style:style>
    <style:style style:name="T3" style:family="text">
      <style:text-properties officeooo:rsid="0006396a"/>
    </style:style>
    <style:style style:name="T4" style:family="text">
      <style:text-properties officeooo:rsid="000df027"/>
    </style:style>
    <style:style style:name="T5" style:family="text">
      <style:text-properties officeooo:rsid="0012df34"/>
    </style:style>
    <style:style style:name="T6" style:family="text">
      <style:text-properties officeooo:rsid="0012f67a"/>
    </style:style>
    <style:style style:name="T7" style:family="text">
      <style:text-properties officeooo:rsid="00143a85"/>
    </style:style>
    <style:style style:name="T8" style:family="text">
      <style:text-properties officeooo:rsid="0018958b"/>
    </style:style>
    <style:style style:name="T9" style:family="text">
      <style:text-properties officeooo:rsid="001a4364"/>
    </style:style>
    <style:style style:name="T10" style:family="text">
      <style:text-properties officeooo:rsid="001e93c1"/>
    </style:style>
    <style:style style:name="T11" style:family="text">
      <style:text-properties officeooo:rsid="002663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WEBCOMET.FR</text:p>
      <text:p text:style-name="P6">CAHIER DES CHARGES</text:p>
      <text:p text:style-name="P6"/>
      <text:p text:style-name="P3"/>
      <text:p text:style-name="P32">1. Présentation d’ensemble du projet</text:p>
      <text:list xml:id="list1841236624" text:style-name="WWNum2">
        <text:list-item>
          <text:list>
            <text:list-item>
              <text:h text:style-name="P10" text:outline-level="2">Présentation de l’entreprise :</text:h>
            </text:list-item>
          </text:list>
        </text:list-item>
      </text:list>
      <text:list xml:id="list1224773402" text:style-name="WWNum1">
        <text:list-item>
          <text:p text:style-name="P19">WebComet est une entreprise de type agence web / SEO, pour l’instant freelance.</text:p>
        </text:list-item>
      </text:list>
      <text:list xml:id="list162857418064253" text:continue-list="list1841236624" text:style-name="WWNum2">
        <text:list-item>
          <text:list>
            <text:list-item>
              <text:h text:style-name="P11" text:outline-level="2"><text:span text:style-name="T1">Les objectifs du site :</text:span></text:h>
            </text:list-item>
          </text:list>
        </text:list-item>
      </text:list>
      <text:list xml:id="list162857183920287" text:continue-list="list1224773402" text:style-name="WWNum1">
        <text:list-item>
          <text:p text:style-name="P18"><text:span text:style-name="T2">U</text:span>n site vitrine pour présenter l’activité de <text:span text:style-name="T2">l’</text:span>entreprise </text:p>
        </text:list-item>
      </text:list>
      <text:list xml:id="list162857751605858" text:continue-list="list162857418064253" text:style-name="WWNum2">
        <text:list-item>
          <text:list>
            <text:list-item>
              <text:h text:style-name="P13" text:outline-level="2">La cible adressée par le site :</text:h>
            </text:list-item>
          </text:list>
        </text:list-item>
      </text:list>
      <text:list xml:id="list162856644478511" text:continue-list="list162857183920287" text:style-name="WWNum1">
        <text:list-item>
          <text:p text:style-name="P19">Auto-entrepreneurs et petites entreprises voulant un site web bien placé dans Google.</text:p>
        </text:list-item>
      </text:list>
      <text:list xml:id="list162857311780578" text:continue-list="list162857751605858" text:style-name="WWNum2">
        <text:list-item>
          <text:list>
            <text:list-item>
              <text:h text:style-name="P11" text:outline-level="2"><text:span text:style-name="T1">Objectifs quantitatifs :</text:span></text:h>
            </text:list-item>
          </text:list>
        </text:list-item>
      </text:list>
      <text:list xml:id="list162856332385678" text:continue-list="list162856644478511" text:style-name="WWNum1">
        <text:list-item>
          <text:p text:style-name="P20">Au moins 1 demande de <text:span text:style-name="T3">contact</text:span> par semaine, <text:span text:style-name="T9">venant de trafic organique</text:span></text:p>
        </text:list-item>
        <text:list-item>
          <text:p text:style-name="P27">Au départ, trafic Adwords</text:p>
        </text:list-item>
      </text:list>
      <text:list xml:id="list162858362342436" text:continue-list="list162857311780578" text:style-name="WWNum2">
        <text:list-item>
          <text:list>
            <text:list-item>
              <text:h text:style-name="P13" text:outline-level="2">Périmètre du projet :</text:h>
            </text:list-item>
          </text:list>
        </text:list-item>
      </text:list>
      <text:list xml:id="list162857357697395" text:continue-list="list162856332385678" text:style-name="WWNum1">
        <text:list-item>
          <text:p text:style-name="P21">France</text:p>
        </text:list-item>
        <text:list-item>
          <text:p text:style-name="P21">Mobile, tablettes, pc</text:p>
        </text:list-item>
      </text:list>
      <text:h text:style-name="P12" text:outline-level="2"/>
      <text:p text:style-name="P9"/>
      <text:p text:style-name="List_20_Paragraph"/>
      <text:p text:style-name="P32">2. Description graphique et ergonomique</text:p>
      <text:list xml:id="list162856535555397" text:continue-list="list162858362342436" text:style-name="WWNum2">
        <text:list-item>
          <text:p text:style-name="P14"/>
          <text:list>
            <text:list-item>
              <text:h text:style-name="P11" text:outline-level="2"><text:span text:style-name="T1">Charte graphique :</text:span></text:h>
            </text:list-item>
          </text:list>
        </text:list-item>
      </text:list>
      <text:list xml:id="list162857686706238" text:continue-list="list162857357697395" text:style-name="WWNum1">
        <text:list-item>
          <text:p text:style-name="P17"><text:span text:style-name="T5">Codes couleur : Orange </text:span>#ff8000<text:span text:style-name="T5"> et bleu </text:span>#0040ff</text:p>
        </text:list-item>
        <text:list-item>
          <text:p text:style-name="P25">Logo : <text:span text:style-name="T7">voir dans dossier</text:span></text:p>
        </text:list-item>
        <text:list-item>
          <text:p text:style-name="P15">P<text:span text:style-name="T6">olices : Open Sans (Google Font)</text:span></text:p>
        </text:list-item>
        <text:list-item>
          <text:p text:style-name="P30">=&gt; Voir fichier « elements.<text:span text:style-name="T10">html »</text:span> dans dossier</text:p>
        </text:list-item>
      </text:list>
      <text:list xml:id="list162857462661288" text:continue-list="list162856535555397" text:style-name="WWNum2">
        <text:list-item>
          <text:list>
            <text:list-item>
              <text:h text:style-name="P13" text:outline-level="2">Design :</text:h>
            </text:list-item>
          </text:list>
        </text:list-item>
      </text:list>
      <text:p text:style-name="P7">Inspiration d’un<text:span text:style-name="T11">e maquette graphique PSD : https://symu.co/freebies/templates-4/heyu-psd-template/</text:span></text:p>
      <text:list xml:id="list162856559491873" text:continue-numbering="true" text:style-name="WWNum2">
        <text:list-item>
          <text:list>
            <text:list-item>
              <text:h text:style-name="P13" text:outline-level="2">Maquettes :</text:h>
            </text:list-item>
          </text:list>
        </text:list-item>
      </text:list>
      <text:p text:style-name="P8">Pas de maquette</text:p>
      <text:p text:style-name="P4"/>
      <text:p text:style-name="P32">3. Description fonctionnelle et technique</text:p>
      <text:p text:style-name="Standard">Si vous disposez de spécifications fonctionnelles détaillées ou de tout autre document utile n’hésitez pas à les ajouter en annexe de votre cahier des charges.</text:p>
      <text:list xml:id="list162857994506113" text:continue-numbering="true" text:style-name="WWNum2">
        <text:list-item>
          <text:p text:style-name="P14"/>
          <text:list>
            <text:list-item>
              <text:h text:style-name="P11" text:outline-level="2"><text:span text:style-name="T1">Arborescence du site :</text:span></text:h>
            </text:list-item>
          </text:list>
        </text:list-item>
      </text:list>
      <text:list xml:id="list162857510268839" text:continue-list="list162857686706238" text:style-name="WWNum1">
        <text:list-item>
          <text:p text:style-name="P22">3 grandes sections : Accueil, Création de sites web, SEO</text:p>
        </text:list-item>
        <text:list-item>
          <text:p text:style-name="P26">Puis blog avec sidebar, newsletter, etc.</text:p>
        </text:list-item>
      </text:list>
      <text:list xml:id="list162857870393235" text:continue-list="list162857994506113" text:style-name="WWNum2">
        <text:list-item>
          <text:list>
            <text:list-item>
              <text:h text:style-name="P13" text:outline-level="2">Description fonctionnelle : </text:h>
            </text:list-item>
          </text:list>
        </text:list-item>
      </text:list>
      <text:list xml:id="list162857727016065" text:continue-list="list162857510268839" text:style-name="WWNum1">
        <text:list-item>
          <text:p text:style-name="P23">Chaque page a ses tarifs</text:p>
        </text:list-item>
      </text:list>
      <text:list xml:id="list162858198864852" text:continue-list="list162857870393235" text:style-name="WWNum2">
        <text:list-item>
          <text:list>
            <text:list-item>
              <text:h text:style-name="P13" text:outline-level="2">Informations relatives aux contenus :</text:h>
            </text:list-item>
          </text:list>
        </text:list-item>
      </text:list>
      <text:list xml:id="list162857421655553" text:continue-list="list162857727016065" text:style-name="WWNum1">
        <text:list-item>
          <text:p text:style-name="P29">Informations sur les offres, les tarifs, les avis</text:p>
        </text:list-item>
      </text:list>
      <text:list xml:id="list162857505684404" text:continue-list="list162858198864852" text:style-name="WWNum2">
        <text:list-item>
          <text:list>
            <text:list-item>
              <text:h text:style-name="P13" text:outline-level="2">Contraintes techniques :</text:h>
            </text:list-item>
          </text:list>
        </text:list-item>
      </text:list>
      <text:list xml:id="list162856315140390" text:continue-list="list162857421655553" text:style-name="WWNum1">
        <text:list-item>
          <text:p text:style-name="P24">PHP, MySQL, <text:span text:style-name="T8">très bon SEO, SASS, Gulp</text:span></text:p>
        </text:list-item>
        <text:list-item>
          <text:p text:style-name="P16"><text:span text:style-name="T4">Site compatible avec tous les navigateurs récents</text:span></text:p>
        </text:list-item>
        <text:list-item>
          <text:p text:style-name="P28">Site web rapide et au design agréable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next-style-name="Standard" style:default-outline-level="2" style:class="text">
      <style:paragraph-properties fo:margin-top="0.353cm" fo:margin-bottom="0cm" loext:contextual-spacing="false" fo:line-height="150%"/>
      <style:text-properties fo:color="#262626" fo:font-size="12pt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262626" fo:font-size="12pt" fo:font-weight="bold" style:font-size-asian="12pt" style:font-weight-asian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0.801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9cm" fo:margin-left="0cm" fo:margin-right="0cm" fo:margin-bottom="1.598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Internet_20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Madonna</meta:initial-creator>
    <meta:editing-cycles>42</meta:editing-cycles>
    <meta:creation-date>2015-02-01T22:22:00</meta:creation-date>
    <dc:date>2018-08-07T16:28:56.105797044</dc:date>
    <meta:editing-duration>P5DT5H15S</meta:editing-duration>
    <meta:generator>LibreOffice/6.0.3.2$Linux_X86_64 LibreOffice_project/00m0$Build-2</meta:generator>
    <meta:document-statistic meta:table-count="0" meta:image-count="0" meta:object-count="0" meta:page-count="2" meta:paragraph-count="38" meta:word-count="259" meta:character-count="1531" meta:non-whitespace-character-count="133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